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text-properties style:font-name="Arial Black" fo:color="#548DD4" fo:font-size="16pt" style:font-size-asian="16pt" style:font-size-complex="16pt"/>
    </style:style>
    <style:style style:name="P4" style:parent-style-name="Normal" style:family="paragraph">
      <style:text-properties style:font-name="Arial Black" fo:color="#548DD4" fo:font-size="16pt" style:font-size-asian="16pt" style:font-size-complex="16pt"/>
    </style:style>
    <style:style style:name="T5" style:parent-style-name="DefaultParagraphFont" style:family="text">
      <style:text-properties style:font-name="Arial Black" fo:color="#548DD4" fo:font-size="16pt" style:font-size-asian="16pt" style:font-size-complex="16pt"/>
    </style:style>
  </office:automatic-styles>
  <office:body>
    <office:text text:use-soft-page-breaks="true">
      <text:p text:style-name="P1">I am a test document</text:p>
      <text:p text:style-name="Normal">This is page 1</text:p>
      <text:p text:style-name="Normal">I am Calibri (Body) in font size 11</text:p>
      <text:p text:style-name="P2"/>
      <text:p text:style-name="P3">This is page two</text:p>
      <text:p text:style-name="P4">It’s Arial Black in 16 point</text:p>
      <text:p text:style-name="Normal"><text:span text:style-name="T5">It’s also in blu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 Document</dc:title>
    <dc:description>This document is used for testing text and metadata extraction</dc:description>
    <dc:subject>This is a sample document</dc:subject>
    <meta:keyword>Testing Sample</meta:keyword>
    <meta:initial-creator>Nick Burch</meta:initial-creator>
    <dc:creator>cloudconvert_1</dc:creator>
    <meta:creation-date>2008-01-04T09:10:00Z</meta:creation-date>
    <dc:date>2026-03-26T17:49:00Z</dc:date>
    <meta:template xlink:href="Normal" xlink:type="simple"/>
    <meta:editing-cycles>1</meta:editing-cycles>
    <meta:editing-duration>PT300S</meta:editing-duration>
    <meta:document-statistic meta:page-count="1" meta:paragraph-count="1" meta:word-count="20" meta:character-count="137" meta:row-count="1" meta:non-whitespace-character-count="118"/>
  </office:meta>
</office:document-meta>
</file>